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image/png" manifest:full-path="Thumbnails/thumbnail.png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meta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5/settings.xml"/>
  <manifest:file-entry manifest:media-type="text/xml" manifest:full-path="Object 5/cont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9/content.xml"/>
  <manifest:file-entry manifest:media-type="text/xml" manifest:full-path="Object 19/settings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18/settings.xml"/>
  <manifest:file-entry manifest:media-type="text/xml" manifest:full-path="Object 18/cont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20/content.xml"/>
  <manifest:file-entry manifest:media-type="text/xml" manifest:full-path="Object 20/settings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fessional Problem 11.2</text:p>
      <text:p text:style-name="P1"/>
      <text:p text:style-name="P1">In each of the following cases, determine whether the infinite sum <draw:frame draw:style-name="fr1" draw:name="Object1" text:anchor-type="as-char" svg:y="-0.2209in" svg:width="0.4465in" svg:height="0.389in" draw:z-index="0"><draw:object xlink:href="./Object 1" xlink:type="simple" xlink:show="embed" xlink:actuate="onLoad"/><draw:image xlink:href="./ObjectReplacements/Object 1" xlink:type="simple" xlink:show="embed" xlink:actuate="onLoad"/></draw:frame>converges or diverges or give examples to explain why there is insufficient information. </text:p>
      <text:p text:style-name="P1"/>
      <text:p text:style-name="P1"><text:tab/><text:tab/><draw:frame draw:style-name="fr1" draw:name="Object2" text:anchor-type="as-char" svg:y="-0.2437in" svg:width="3.6783in" svg:height="0.417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<text:tab/><draw:frame draw:style-name="fr1" draw:name="Object3" text:anchor-type="as-char" svg:y="-0.2437in" svg:width="3.6681in" svg:height="0.4173in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1. We know <draw:frame draw:style-name="fr1" draw:name="Object6" text:anchor-type="as-char" svg:y="-0.2437in" svg:width="0.8819in" svg:height="0.4165in" draw:z-index="15"><draw:object xlink:href="./Object 6" xlink:type="simple" xlink:show="embed" xlink:actuate="onLoad"/><draw:image xlink:href="./ObjectReplacements/Object 6" xlink:type="simple" xlink:show="embed" xlink:actuate="onLoad"/></draw:frame>converges from the problem statement and that <text:s/><draw:frame draw:style-name="fr1" draw:name="Object4" text:anchor-type="as-char" svg:y="-0.2445in" svg:width="0.478in" svg:height="0.4173in" draw:z-index="16"><draw:object xlink:href="./Object 4" xlink:type="simple" xlink:show="embed" xlink:actuate="onLoad"/><draw:image xlink:href="./ObjectReplacements/Object 4" xlink:type="simple" xlink:show="embed" xlink:actuate="onLoad"/></draw:frame>converges because the series is geometric and <draw:frame draw:style-name="fr1" draw:name="Object5" text:anchor-type="as-char" svg:y="-0.2445in" svg:width="0.552in" svg:height="0.3937in" draw:z-index="17"><draw:object xlink:href="./Object 5" xlink:type="simple" xlink:show="embed" xlink:actuate="onLoad"/><draw:image xlink:href="./ObjectReplacements/Object 5" xlink:type="simple" xlink:show="embed" xlink:actuate="onLoad"/></draw:frame>Then using part 3 of Theorem 8 we can subtract two converging sequences to get a convergent sequence, that is</text:p>
      <text:p text:style-name="P1"><text:tab/><draw:frame draw:style-name="fr1" draw:name="Object7" text:anchor-type="as-char" svg:y="-0.2437in" svg:width="1.9161in" svg:height="0.4165in" draw:z-index="18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Thus, <draw:frame draw:style-name="fr1" draw:name="Object8" text:anchor-type="as-char" svg:y="-0.2209in" svg:width="0.4465in" svg:height="0.389in" draw:z-index="19"><draw:object xlink:href="./Object 8" xlink:type="simple" xlink:show="embed" xlink:actuate="onLoad"/><draw:image xlink:href="./ObjectReplacements/Object 8" xlink:type="simple" xlink:show="embed" xlink:actuate="onLoad"/></draw:frame>converges.</text:p>
      <text:p text:style-name="P1"/>
      <text:p text:style-name="P1"/>
      <text:p text:style-name="P1">2. We know that <draw:frame draw:style-name="fr1" draw:name="Object22" text:anchor-type="as-char" svg:y="-0.2437in" svg:width="0.8299in" svg:height="0.4126in" draw:z-index="20"><draw:object xlink:href="./Object 22" xlink:type="simple" xlink:show="embed" xlink:actuate="onLoad"/><draw:image xlink:href="./ObjectReplacements/Object 22" xlink:type="simple" xlink:show="embed" xlink:actuate="onLoad"/></draw:frame>converges and that <draw:frame draw:style-name="fr1" draw:name="Object23" text:anchor-type="as-char" svg:y="-0.2437in" svg:width="0.4252in" svg:height="0.4126in" draw:z-index="21"><draw:object xlink:href="./Object 23" xlink:type="simple" xlink:show="embed" xlink:actuate="onLoad"/><draw:image xlink:href="./ObjectReplacements/Object 23" xlink:type="simple" xlink:show="embed" xlink:actuate="onLoad"/></draw:frame>diverges because it is the harmonic series. Then assume that <draw:frame draw:style-name="fr1" draw:name="Object24" text:anchor-type="as-char" svg:y="-0.2209in" svg:width="0.4465in" svg:height="0.389in" draw:z-index="22"><draw:object xlink:href="./Object 24" xlink:type="simple" xlink:show="embed" xlink:actuate="onLoad"/><draw:image xlink:href="./ObjectReplacements/Object 24" xlink:type="simple" xlink:show="embed" xlink:actuate="onLoad"/></draw:frame>converges.</text:p>
      <text:p text:style-name="P1"><text:tab/>Since both <draw:frame draw:style-name="fr1" draw:name="Object25" text:anchor-type="as-char" svg:y="-0.2437in" svg:width="0.8299in" svg:height="0.4126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and <draw:frame draw:style-name="fr1" draw:name="Object26" text:anchor-type="as-char" svg:y="-0.2209in" svg:width="0.4465in" svg:height="0.389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converge, using Theorem 8 again, we have,</text:p>
      <text:p text:style-name="P1"><text:tab/><text:tab/></text:p>
      <text:p text:style-name="P1"><text:tab/><draw:frame draw:style-name="fr1" draw:name="Object27" text:anchor-type="as-char" svg:y="-0.2445in" svg:width="1.8098in" svg:height="0.4126in" draw:z-index="25"><draw:object xlink:href="./Object 27" xlink:type="simple" xlink:show="embed" xlink:actuate="onLoad"/><draw:image xlink:href="./ObjectReplacements/Object 27" xlink:type="simple" xlink:show="embed" xlink:actuate="onLoad"/></draw:frame>which implies that the harmonic converges. However, this is a contradiction because we know that the harmonic series does not converge. Consequently, <draw:frame draw:style-name="fr1" draw:name="Object28" text:anchor-type="as-char" svg:y="-0.2209in" svg:width="0.4465in" svg:height="0.389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must diverge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draw:frame draw:style-name="fr1" draw:name="Object13" text:anchor-type="as-char" svg:y="-0.2445in" svg:width="3.5701in" svg:height="0.4173in" draw:z-index="2"><draw:object xlink:href="./Object 13" xlink:type="simple" xlink:show="embed" xlink:actuate="onLoad"/><draw:image xlink:href="./ObjectReplacements/Object 13" xlink:type="simple" xlink:show="embed" xlink:actuate="onLoad"/></draw:frame>Assume that <draw:frame draw:style-name="fr1" draw:name="Object14" text:anchor-type="as-char" svg:y="-0.2209in" svg:width="0.4465in" svg:height="0.389in" draw:z-index="3"><draw:object xlink:href="./Object 14" xlink:type="simple" xlink:show="embed" xlink:actuate="onLoad"/><draw:image xlink:href="./ObjectReplacements/Object 14" xlink:type="simple" xlink:show="embed" xlink:actuate="onLoad"/></draw:frame>converges and that <draw:frame draw:style-name="fr1" draw:name="Object15" text:anchor-type="as-char" svg:y="-0.2437in" svg:width="0.761in" svg:height="0.4165in" draw:z-index="4"><draw:object xlink:href="./Object 15" xlink:type="simple" xlink:show="embed" xlink:actuate="onLoad"/><draw:image xlink:href="./ObjectReplacements/Object 15" xlink:type="simple" xlink:show="embed" xlink:actuate="onLoad"/></draw:frame>diverges.</text:p>
      <text:p text:style-name="P1"><text:tab/>Since both <draw:frame draw:style-name="fr1" draw:name="Object10" text:anchor-type="as-char" svg:y="-0.2437in" svg:width="1.128in" svg:height="0.4173in" draw:z-index="5"><draw:object xlink:href="./Object 10" xlink:type="simple" xlink:show="embed" xlink:actuate="onLoad"/><draw:image xlink:href="./ObjectReplacements/Object 10" xlink:type="simple" xlink:show="embed" xlink:actuate="onLoad"/></draw:frame>converge, we have by Theorem 8 that <draw:frame draw:style-name="fr1" draw:name="Object11" text:anchor-type="as-char" svg:y="-0.2437in" svg:width="0.8827in" svg:height="0.4173in" draw:z-index="6"><draw:object xlink:href="./Object 11" xlink:type="simple" xlink:show="embed" xlink:actuate="onLoad"/><draw:image xlink:href="./ObjectReplacements/Object 11" xlink:type="simple" xlink:show="embed" xlink:actuate="onLoad"/></draw:frame>must converge. This is a contradiction of our original assumption. Thus, we know that <draw:frame draw:style-name="fr1" draw:name="Object12" text:anchor-type="as-char" svg:y="-0.2209in" svg:width="0.4465in" svg:height="0.389in" draw:z-index="7"><draw:object xlink:href="./Object 12" xlink:type="simple" xlink:show="embed" xlink:actuate="onLoad"/><draw:image xlink:href="./ObjectReplacements/Object 12" xlink:type="simple" xlink:show="embed" xlink:actuate="onLoad"/></draw:frame>diverges.</text:p>
      <text:p text:style-name="P1"/>
      <text:p text:style-name="P1">4. We cannot tell for this case. You can see this through examples,</text:p>
      <text:p text:style-name="P1"/>
      <text:p text:style-name="P2">Example 1: Let <draw:frame draw:style-name="fr1" draw:name="Object16" text:anchor-type="as-char" svg:y="-0.172in" svg:width="0.5047in" svg:height="0.2327in" draw:z-index="8"><draw:object xlink:href="./Object 16" xlink:type="simple" xlink:show="embed" xlink:actuate="onLoad"/><draw:image xlink:href="./ObjectReplacements/Object 16" xlink:type="simple" xlink:show="embed" xlink:actuate="onLoad"/></draw:frame>then <draw:frame draw:style-name="fr1" draw:name="Object17" text:anchor-type="as-char" svg:y="-0.2209in" svg:width="0.4465in" svg:height="0.389in" draw:z-index="9"><draw:object xlink:href="./Object 17" xlink:type="simple" xlink:show="embed" xlink:actuate="onLoad"/><draw:image xlink:href="./ObjectReplacements/Object 17" xlink:type="simple" xlink:show="embed" xlink:actuate="onLoad"/></draw:frame>is divergent. Therefore we know</text:p>
      <text:p text:style-name="P2"><draw:frame draw:style-name="fr1" draw:name="Object18" text:anchor-type="as-char" svg:y="-0.2437in" svg:width="0.7071in" svg:height="0.4126in" draw:z-index="10"><draw:object xlink:href="./Object 18" xlink:type="simple" xlink:show="embed" xlink:actuate="onLoad"/><draw:image xlink:href="./ObjectReplacements/Object 18" xlink:type="simple" xlink:show="embed" xlink:actuate="onLoad"/></draw:frame>diverges because <draw:frame draw:style-name="fr1" draw:name="Object9" text:anchor-type="as-char" svg:y="-0.2437in" svg:width="0.978in" svg:height="0.3929in" draw:z-index="27"><draw:object xlink:href="./Object 9" xlink:type="simple" xlink:show="embed" xlink:actuate="onLoad"/><draw:image xlink:href="./ObjectReplacements/Object 9" xlink:type="simple" xlink:show="embed" xlink:actuate="onLoad"/></draw:frame>.</text:p>
      <text:p text:style-name="P2">Example 2: Let <draw:frame draw:style-name="fr1" draw:name="Object19" text:anchor-type="as-char" svg:y="-0.2437in" svg:width="0.5382in" svg:height="0.4165in" draw:z-index="11"><draw:object xlink:href="./Object 19" xlink:type="simple" xlink:show="embed" xlink:actuate="onLoad"/><draw:image xlink:href="./ObjectReplacements/Object 19" xlink:type="simple" xlink:show="embed" xlink:actuate="onLoad"/></draw:frame>where <draw:frame draw:style-name="fr1" draw:name="Object20" text:anchor-type="as-char" svg:y="-0.2209in" svg:width="2.4563in" svg:height="0.389in" draw:z-index="12"><draw:object xlink:href="./Object 20" xlink:type="simple" xlink:show="embed" xlink:actuate="onLoad"/><draw:image xlink:href="./ObjectReplacements/Object 20" xlink:type="simple" xlink:show="embed" xlink:actuate="onLoad"/></draw:frame>However, by Case 3, we know that a convergent series summed to a divergent series is divergent. </text:p>
      <text:p text:style-name="P2"/>
      <text:p text:style-name="P3">Therefore, the sequence <draw:frame draw:style-name="fr1" draw:name="Object21" text:anchor-type="as-char" svg:y="-0.1484in" svg:width="0.2228in" svg:height="0.2091in" draw:z-index="13"><draw:object xlink:href="./Object 21" xlink:type="simple" xlink:show="embed" xlink:actuate="onLoad"/><draw:image xlink:href="./ObjectReplacements/Object 21" xlink:type="simple" xlink:show="embed" xlink:actuate="onLoad"/></draw:frame>can be convergent or divergent.<text:tab/></text:p>
      <text:p text:style-name="P1"/>
      <text:list xml:id="list5610963237977908941" text:style-name="L1">
        <text:list-header>
          <text:p text:style-name="P4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055in" fo:margin-right="1.0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4-10T10:56:05</meta:creation-date>
    <dc:date>2016-04-19T16:34:46</dc:date>
    <dc:creator>Isadora White</dc:creator>
    <meta:editing-duration>PT1H47M57S</meta:editing-duration>
    <meta:editing-cycles>6</meta:editing-cycles>
    <meta:generator>OpenOffice/4.1.2$Unix OpenOffice.org_project/412m3$Build-9782</meta:generator>
    <meta:printed-by>Isadora White</meta:printed-by>
    <meta:print-date>2016-04-13T21:42:40</meta:print-date>
    <meta:document-statistic meta:table-count="0" meta:image-count="0" meta:object-count="28" meta:page-count="2" meta:paragraph-count="18" meta:word-count="203" meta:character-count="1266"/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 =1 to infinity a sub n </annotation>
  </semantics>
</math>
</file>

<file path=Object 10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frac>
            <mrow>
              <mn>1</mn>
            </mrow>
            <mrow>
              <msup>
                <mn>2</mn>
                <mi>n</mi>
              </msup>
            </mrow>
          </mfrac>
        </mrow>
      </mrow>
      <mtext>and</mtext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{{1} over {2^n}} "and" sum from n=1 to infinity a sub n  </annotation>
  </semantics>
</math>
</file>

<file path=Object 11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row>
                <mfrac>
                  <mrow>
                    <mn>1</mn>
                  </mrow>
                  <mrow>
                    <msup>
                      <mn>2</mn>
                      <mi>n</mi>
                    </msup>
                  </mrow>
                </mfrac>
              </mrow>
              <mo stretchy="false">+</mo>
              <msub>
                <mi>a</mi>
                <mi>n</mi>
              </msub>
            </mrow>
          </mrow>
          <mo stretchy="false">)</mo>
        </mrow>
      </mrow>
    </mrow>
    <annotation encoding="StarMath 5.0">sum from n=1 to infinity ({{1} over {2^n}} + a sub n )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 a sub n</annotation>
  </semantics>
</math>
</file>

<file path=Object 13/content.xml><?xml version="1.0" encoding="utf-8"?>
<math xmlns="http://www.w3.org/1998/Math/MathML">
  <semantics>
    <mrow>
      <mtext>We know</mtext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frac>
            <mrow>
              <mn>1</mn>
            </mrow>
            <mrow>
              <msup>
                <mn>2</mn>
                <mi>n</mi>
              </msup>
            </mrow>
          </mfrac>
        </mrow>
      </mrow>
      <mtext> converges as we showed in Case 1</mtext>
      <mi>.</mi>
    </mrow>
    <annotation encoding="StarMath 5.0">"We know" sum from n=1 to infinity {{1} over {2^n}} " converges as we showed in Case 1".  </annotation>
  </semantics>
</math>
</file>

<file path=Object 14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 </annotation>
  </semantics>
</math>
</file>

<file path=Object 15/content.xml><?xml version="1.0" encoding="utf-8"?>
<math xmlns="http://www.w3.org/1998/Math/MathML">
  <semantics>
    <mrow>
      <mrow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row>
            <mfrac>
              <mrow>
                <mn>1</mn>
              </mrow>
              <mrow>
                <msup>
                  <mn>2</mn>
                  <mi>n</mi>
                </msup>
              </mrow>
            </mfrac>
          </mrow>
        </mrow>
        <mo stretchy="false">+</mo>
        <msub>
          <mi>a</mi>
          <mi>n</mi>
        </msub>
      </mrow>
    </mrow>
    <annotation encoding="StarMath 5.0">sum from n=1 to infinity {{1} over {2^n}} + a sub n </annotation>
  </semantics>
</math>
</file>

<file path=Object 16/content.xml><?xml version="1.0" encoding="utf-8"?>
<math xmlns="http://www.w3.org/1998/Math/MathML">
  <semantics>
    <mrow>
      <mrow>
        <msub>
          <mi>a</mi>
          <mi>n</mi>
        </msub>
        <mo stretchy="false">=</mo>
        <msup>
          <mn>2</mn>
          <mi>n</mi>
        </msup>
      </mrow>
    </mrow>
    <annotation encoding="StarMath 5.0">a sub n = 2 ^n</annotation>
  </semantics>
</math>
</file>

<file path=Object 17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 a sub n </annotation>
  </semantics>
</math>
</file>

<file path=Object 18/content.xml><?xml version="1.0" encoding="utf-8"?>
<math xmlns="http://www.w3.org/1998/Math/MathML">
  <semantics>
    <mrow>
      <mrow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sup>
            <mn>2</mn>
            <mi>n</mi>
          </msup>
        </mrow>
        <mo stretchy="false">+</mo>
        <mfrac>
          <mrow>
            <mn>1</mn>
          </mrow>
          <mrow>
            <mi>n</mi>
          </mrow>
        </mfrac>
      </mrow>
    </mrow>
    <annotation encoding="StarMath 5.0">sum from n=1 to infinity 2^n + {1} over { n}</annotation>
  </semantics>
</math>
</file>

<file path=Object 19/content.xml><?xml version="1.0" encoding="utf-8"?>
<math xmlns="http://www.w3.org/1998/Math/MathML">
  <semantics>
    <mrow>
      <mrow>
        <msub>
          <mi>a</mi>
          <mi>n</mi>
        </msub>
        <mo stretchy="false">=</mo>
        <mfrac>
          <mrow>
            <mn>1</mn>
          </mrow>
          <mrow>
            <msup>
              <mn>2</mn>
              <mi>n</mi>
            </msup>
          </mrow>
        </mfrac>
      </mrow>
    </mrow>
    <annotation encoding="StarMath 5.0">a sub n = {1} over {2^n}</annotation>
  </semantics>
</math>
</file>

<file path=Object 2/content.xml><?xml version="1.0" encoding="utf-8"?>
<math xmlns="http://www.w3.org/1998/Math/MathML">
  <semantics>
    <mrow>
      <mn>1.</mn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row>
                <msub>
                  <mi>a</mi>
                  <mi>n</mi>
                </msub>
                <mo stretchy="false">+</mo>
                <mfrac>
                  <mrow>
                    <mn>1</mn>
                  </mrow>
                  <msup>
                    <mn>2</mn>
                    <mi>n</mi>
                  </msup>
                </mfrac>
              </mrow>
            </mrow>
          </mrow>
          <mo stretchy="false">)</mo>
        </mrow>
      </mrow>
      <mtext> converges     </mtext>
      <mn>2.</mn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i>n</mi>
                </mrow>
              </mfrac>
            </mrow>
          </mrow>
          <mo stretchy="false">)</mo>
        </mrow>
      </mrow>
      <mtext> converges  </mtext>
    </mrow>
    <annotation encoding="StarMath 5.0">1. sum from n= 1 to infinity ({a sub n + {1} over 2^n}) " converges     " 2. sum from n=1 to infinity (a sub n + {1}over{n}) " converges  </annotation>
  </semantics>
</math>
</file>

<file path=Object 20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  <mtext> converges as shown in case 1</mtext>
    </mrow>
    <annotation encoding="StarMath 5.0">sum from n=1 to infinity  a sub n  " converges as shown in case 1"</annotation>
  </semantics>
</math>
</file>

<file path=Object 21/content.xml><?xml version="1.0" encoding="utf-8"?>
<math xmlns="http://www.w3.org/1998/Math/MathML">
  <semantics>
    <mrow>
      <msub>
        <mi>a</mi>
        <mi>n</mi>
      </msub>
    </mrow>
    <annotation encoding="StarMath 5.0">a sub n</annotation>
  </semantics>
</math>
</file>

<file path=Object 22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i>n</mi>
                </mrow>
              </mfrac>
            </mrow>
          </mrow>
          <mo stretchy="false">)</mo>
        </mrow>
      </mrow>
    </mrow>
    <annotation encoding="StarMath 5.0">sum from n=1 to infinity (a sub n + {1}over{n})  </annotation>
  </semantics>
</math>
</file>

<file path=Object 23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frac>
            <mn>1</mn>
            <mi>n</mi>
          </mfrac>
        </mrow>
      </mrow>
    </mrow>
    <annotation encoding="StarMath 5.0">sum from n=1 to infinity {1 over n}</annotation>
  </semantics>
</math>
</file>

<file path=Object 24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</annotation>
  </semantics>
</math>
</file>

<file path=Object 25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i>n</mi>
                </mrow>
              </mfrac>
            </mrow>
          </mrow>
          <mo stretchy="false">)</mo>
        </mrow>
      </mrow>
    </mrow>
    <annotation encoding="StarMath 5.0">sum from n=1 to infinity (a sub n + {1}over{n})  </annotation>
  </semantics>
</math>
</file>

<file path=Object 26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</annotation>
  </semantics>
</math>
</file>

<file path=Object 27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o stretchy="false">(</mo>
              <mrow>
                <mrow>
                  <msub>
                    <mi>a</mi>
                    <mi>n</mi>
                  </msub>
                  <mo stretchy="false">+</mo>
                  <mrow>
                    <mfrac>
                      <mn>1</mn>
                      <mi>n</mi>
                    </mfrac>
                  </mrow>
                </mrow>
              </mrow>
              <mo stretchy="false">)</mo>
            </mrow>
          </mrow>
          <mo stretchy="false">−</mo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sub>
                <mi>a</mi>
                <mi>n</mi>
              </msub>
            </mrow>
          </mrow>
        </mrow>
        <mo stretchy="false">=</mo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row>
            <mfrac>
              <mn>1</mn>
              <mi>n</mi>
            </mfrac>
          </mrow>
        </mrow>
      </mrow>
    </mrow>
    <annotation encoding="StarMath 5.0">sum from n=1 to infinity ( a sub n + {1 over n} ) - sum from n=1 to infinity {a sub n} = sum from n=1 to infinity {1 over n}</annotation>
  </semantics>
</math>
</file>

<file path=Object 28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</annotation>
  </semantics>
</math>
</file>

<file path=Object 3/content.xml><?xml version="1.0" encoding="utf-8"?>
<math xmlns="http://www.w3.org/1998/Math/MathML">
  <semantics>
    <mrow>
      <mn>3.</mn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sup>
                    <mn>2</mn>
                    <mi>n</mi>
                  </msup>
                </mrow>
              </mfrac>
            </mrow>
          </mrow>
          <mo stretchy="false">)</mo>
        </mrow>
      </mrow>
      <mtext> diverges        </mtext>
      <mn>4.</mn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i>n</mi>
                </mrow>
              </mfrac>
            </mrow>
          </mrow>
          <mo stretchy="false">)</mo>
        </mrow>
      </mrow>
      <mtext> diverges    </mtext>
    </mrow>
    <annotation encoding="StarMath 5.0">3. sum from n=1 to infinity (a sub n + {1} over {2^n}) " diverges        " 4. sum from n=1 to infinity (a sub n + {1} over {n}) " diverges    "</annotation>
  </semantics>
</math>
</file>

<file path=Object 4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frac>
            <mrow>
              <mn>1</mn>
            </mrow>
            <mrow>
              <msup>
                <mn>2</mn>
                <mi>n</mi>
              </msup>
            </mrow>
          </mfrac>
        </mrow>
      </mrow>
    </mrow>
    <annotation encoding="StarMath 5.0">sum from n=1 to infinity {{1} over {2^n}} </annotation>
  </semantics>
</math>
</file>

<file path=Object 5/content.xml><?xml version="1.0" encoding="utf-8"?>
<math xmlns="http://www.w3.org/1998/Math/MathML">
  <semantics>
    <mrow>
      <mrow>
        <mfenced open="∣" close="∣">
          <mrow>
            <mfrac>
              <mrow>
                <mn>1</mn>
              </mrow>
              <mrow>
                <mn>2</mn>
              </mrow>
            </mfrac>
          </mrow>
        </mfenced>
        <mo stretchy="false">&lt;</mo>
        <mn>1</mn>
      </mrow>
      <mtext>.</mtext>
    </mrow>
    <annotation encoding="StarMath 5.0"> abs {{1} over {2}} &lt;1 "."</annotation>
  </semantics>
</math>
</file>

<file path=Object 6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row>
                <mfrac>
                  <mn>1</mn>
                  <mrow>
                    <msup>
                      <mn>2</mn>
                      <mi>n</mi>
                    </msup>
                  </mrow>
                </mfrac>
              </mrow>
            </mrow>
          </mrow>
          <mo stretchy="false">)</mo>
        </mrow>
      </mrow>
    </mrow>
    <annotation encoding="StarMath 5.0">sum from n=1 to infinity (a sub n +{1 over {2^n}})</annotation>
  </semantics>
</math>
</file>

<file path=Object 7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o stretchy="false">(</mo>
              <mrow>
                <mrow>
                  <msub>
                    <mi>a</mi>
                    <mi>n</mi>
                  </msub>
                  <mo stretchy="false">+</mo>
                  <mrow>
                    <mfrac>
                      <mn>1</mn>
                      <mrow>
                        <msup>
                          <mn>2</mn>
                          <mi>n</mi>
                        </msup>
                      </mrow>
                    </mfrac>
                  </mrow>
                </mrow>
              </mrow>
              <mo stretchy="false">)</mo>
            </mrow>
          </mrow>
          <mo stretchy="false">−</mo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frac>
                <mrow>
                  <mn>1</mn>
                </mrow>
                <mrow>
                  <msup>
                    <mn>2</mn>
                    <mi>n</mi>
                  </msup>
                </mrow>
              </mfrac>
            </mrow>
          </mrow>
        </mrow>
        <mo stretchy="false">=</mo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sub>
            <mi>a</mi>
            <mi>n</mi>
          </msub>
        </mrow>
      </mrow>
    </mrow>
    <annotation encoding="StarMath 5.0">sum from n=1 to infinity (a sub n +{1 over {2^n}}) - sum from n=1 to infinity {{1} over {2^n}} = sum from  n=1 to infinity a sub n</annotation>
  </semantics>
</math>
</file>

<file path=Object 8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</annotation>
  </semantics>
</math>
</file>

<file path=Object 9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row>
            <mrow>
              <msup>
                <mn>2</mn>
                <mi>n</mi>
              </msup>
              <mo stretchy="false">+</mo>
              <mrow>
                <mfrac>
                  <mn>1</mn>
                  <mi>n</mi>
                </mfrac>
              </mrow>
            </mrow>
          </mrow>
        </mrow>
        <mo stretchy="false">≠</mo>
        <mn>0</mn>
      </mrow>
    </mrow>
    <annotation encoding="StarMath 5.0">lim from n toward infinity {2^n +{1 over n}} neq 0</annotation>
  </semantics>
</math>
</file>